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fd53" officeooo:paragraph-rsid="000bfd53"/>
    </style:style>
    <style:style style:name="P2" style:family="paragraph" style:parent-style-name="Standard">
      <style:text-properties fo:font-style="italic" officeooo:rsid="000ec6e6" officeooo:paragraph-rsid="000ec6e6" style:font-style-asian="italic" style:font-style-complex="italic"/>
    </style:style>
    <style:style style:name="P3" style:family="paragraph" style:parent-style-name="Standard">
      <style:text-properties fo:font-style="normal" officeooo:rsid="0014e1a0" officeooo:paragraph-rsid="001561c3" style:font-style-asian="normal" style:font-style-complex="normal"/>
    </style:style>
    <style:style style:name="P4" style:family="paragraph" style:parent-style-name="Standard">
      <style:text-properties officeooo:paragraph-rsid="001561c3"/>
    </style:style>
    <style:style style:name="P5" style:family="paragraph" style:parent-style-name="Standard">
      <style:text-properties officeooo:rsid="001924ad" officeooo:paragraph-rsid="001924ad"/>
    </style:style>
    <style:style style:name="T1" style:family="text">
      <style:text-properties officeooo:rsid="001561c3"/>
    </style:style>
    <style:style style:name="T2" style:family="text">
      <style:text-properties fo:font-style="normal" officeooo:rsid="0014e1a0" style:font-style-asian="normal" style:font-style-complex="normal"/>
    </style:style>
    <style:style style:name="T3" style:family="text">
      <style:text-properties fo:font-style="normal" officeooo:rsid="001561c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i vu dans un article d’Openclassrooms qu’il était écrit dans la convention que l’étudiant s’engage à continuer à payer tous les mois pendant toute la durée du stage.<text:line-break/>Sachant ça, à moins de trouver un stage vraiment intéressant (si déjà j’arrive à en trouver un en ce moment, et qu’il soit accepté), je préférerais faire le projet perso. Et là aussi, il faudrait qu’il soit accepté. Est-ce que tu connais les conditions détaillées pour que ça soit le cas ? </text:p>
      <text:p text:style-name="P2"/>
      <text:p text:style-name="P3">Pour les appels AJAX j’ai adapté l’adresse, mais je les ai laissés en POST pour le moment, étant donné qu’il y a souvent plusieurs paramètres à passer : <text:span text:style-name="T1">pour éviter d’avoir des index.php?action=addComment&amp;id=6&amp;pseudo=Quentin&amp;status=reader… etc, qui peuvent être parfois assez longs. Tu penses que je devrais quand-même faire autrement ?</text:span></text:p>
      <text:p text:style-name="P3"/>
      <text:p text:style-name="P4"><text:span text:style-name="T2">Il y a juste pour le lien vers la pag</text:span><text:span text:style-name="T3">e d’administration que j’ai ajouté l’action dans l’url, après avoir ajouté la fonction dans l’IndesController, vu qu’un appel AJAX crée toute la page mais pas dans l’onglet visible. Et je vérifie dans le routeur s’il y a un $_GET[‘action’] de passé du coup. Mais je me dis qu’il y a peut-être une meilleure façon de faire.</text:span></text:p>
      <text:p text:style-name="Standard"/>
      <text:p text:style-name="P5">J’ai passé tout le simple javascript restant en jQuery et j’ai supprimé une grande partie des sauts de lig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09:20:41.919000000</meta:creation-date>
    <dc:date>2020-05-09T11:40:40.502000000</dc:date>
    <meta:editing-duration>PT7H27S</meta:editing-duration>
    <meta:editing-cycles>3</meta:editing-cycles>
    <meta:generator>LibreOffice/6.0.7.3$Windows_X86_64 LibreOffice_project/dc89aa7a9eabfd848af146d5086077aeed2ae4a5</meta:generator>
    <meta:document-statistic meta:table-count="0" meta:image-count="0" meta:object-count="0" meta:page-count="1" meta:paragraph-count="4" meta:word-count="213" meta:character-count="1263" meta:non-whitespace-character-count="1053"/>
  </office:meta>
</office:document-meta>
</file>